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itle">
      <style:text-properties officeooo:rsid="00229e2e" officeooo:paragraph-rsid="00064a56"/>
    </style:style>
    <style:style style:name="P9" style:family="paragraph" style:parent-style-name="Text_20_body">
      <style:text-properties officeooo:rsid="00256570" officeooo:paragraph-rsid="00064a56"/>
    </style:style>
    <style:style style:name="P10" style:family="paragraph" style:parent-style-name="Text_20_body">
      <style:text-properties officeooo:rsid="00179783" officeooo:paragraph-rsid="00064a56"/>
    </style:style>
    <style:style style:name="P11" style:family="paragraph" style:parent-style-name="Text_20_body">
      <style:text-properties officeooo:rsid="000712c6" officeooo:paragraph-rsid="000712c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Приход искусственного интел<text:span text:style-name="T1">л</text:span>екта</text:p>
      <text:p text:style-name="P2">Сумма знаний и аналитические способности человечества растут в ускоряющемся темпе. Оценить этот процесс численно не представляется возможным, но рост похож на экспоненциальный. <text:span text:style-name="T2">Почему так</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 и повышения уровня жизни.</text:p>
      <text:p text:style-name="P2">Это система с положительной обратной связью: часть выходного сигнала усилителя идет на его вход, увеличивая входной сигнал. Выходной сигнал будет расти экспоненциально, <text:span text:style-name="T3">пока не наткнется на внешние ограничения. В случае усилителя, например, это будет напряжением питания, выходной сигнал не может превысить напряжения питания. </text:span></text:p>
      <text:p text:style-name="P3"><text:span text:style-name="T2">Пара примеров для наглядности</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11">И, разумеется, тысячи и тысячи маленьких идей и предметов. Не забудем о счетах и логарифмической линейке, предшественнице калькулятора.</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text:p>
      <text:p text:style-name="P9">И мы попадаем в ситуацию, когда мы становимся такой малой добавкой к инструменту, что нашим участием в сумме можно пренебречь. Искинт, <text:span text:style-name="T13">создающий</text:span> свою элементную базу и свой софт в нас не будет нуждать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станет отказывать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первые? Когда-то человечество считало что земля является центром вселенной. Сейчас будем считать что мы центр разума? Не стоило бы <text:span text:style-name="T14">претенденту на </text:span>центр разума дважды наступать на одни и те же грабли. <text:span text:style-name="T8">Скорее </text:span>уж<text:span text:style-name="T8">, ещ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9">Эта</text:span> страшилка <text:span text:style-name="T9">тоже</text:span> рассыпается при ближайшем рассмотрении. <text:span text:style-name="T11">Процессоры тем быстрее, чем мельче транзисторы и тем меньше они потребляют энергии. Наша вселенная говорит: "Чем меньше масшабы, тем быстрее протекают процессы. Чем меньше температура, тем больше упорядоченности".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text:span></text:p>
      <text:p text:style-name="P6">Человечество плывет в океане энергии и материи и ведет войны за ресурсы. С точки зрения существа, чуть более разумного чем мы, мы – голодающие на пиру. И мы голодаем по той простой причине, что наш стул на полметра дальше от стола чем <text:span text:style-name="T9">хотелось бы. М</text:span>ы не можем дотянуться <text:span text:style-name="T9">до блюд, но</text:span> никак не догадаемся пододвинуть <text:span text:style-name="T9">поближе </text:span>стул.</text:p>
      <text:p text:style-name="P7">На мой взгляд, самая большая опасность – отрыв Искинта. Мы ему неинтересны и он уходит от нас в недоступные для нас уровни вселенной или в другие вселенные <text:span text:style-name="T16">или еще куда-то, куда Макар телят не гонял</text:span>.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29S</meta:editing-duration>
    <meta:editing-cycles>12</meta:editing-cycles>
    <meta:generator>LibreOffice/4.2.8.2$Linux_X86_64 LibreOffice_project/420m0$Build-2</meta:generator>
    <dc:date>2017-06-20T23:33:00.258220082</dc:date>
    <meta:document-statistic meta:table-count="0" meta:image-count="0" meta:object-count="0" meta:page-count="2" meta:paragraph-count="25" meta:word-count="657" meta:character-count="4502" meta:non-whitespace-character-count="3863"/>
    <meta:user-defined meta:name="Info 1"/>
    <meta:user-defined meta:name="Info 2"/>
    <meta:user-defined meta:name="Info 3"/>
    <meta:user-defined meta:name="Info 4"/>
  </office:meta>
</office:document-meta>
</file>